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7.632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test_result_on_period3_btc_4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inpair</text:p>
          </table:table-cell>
          <table:table-cell office:value-type="string" calcext:value-type="string">
            <text:p>length_in_day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nfig_length</text:p>
          </table:table-cell>
          <table:table-cell office:value-type="string" calcext:value-type="string">
            <text:p>config_multiplier</text:p>
          </table:table-cell>
          <table:table-cell office:value-type="string" calcext:value-type="string">
            <text:p>no_of_orders</text:p>
          </table:table-cell>
          <table:table-cell office:value-type="string" calcext:value-type="string">
            <text:p>number_of_profit_order</text:p>
          </table:table-cell>
          <table:table-cell office:value-type="string" calcext:value-type="string">
            <text:p>number_of_loss_order</text:p>
          </table:table-cell>
          <table:table-cell office:value-type="string" calcext:value-type="string">
            <text:p>average_profit</text:p>
          </table:table-cell>
          <table:table-cell office:value-type="string" calcext:value-type="string">
            <text:p>average_loss</text:p>
          </table:table-cell>
          <table:table-cell office:value-type="string" calcext:value-type="string">
            <text:p>profit_amounts</text:p>
          </table:table-cell>
          <table:table-cell office:value-type="string" calcext:value-type="string">
            <text:p>loss_amounts</text:p>
          </table:table-cell>
          <table:table-cell office:value-type="string" calcext:value-type="string">
            <text:p>avarage_pnl_per_month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"[26.28, 28.12, 4.5, 54.1]"</text:p>
          </table:table-cell>
          <table:table-cell office:value-type="string" calcext:value-type="string">
            <text:p>"[-4.39, -10.07, -5.51]"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"[26.56, 28.12, 4.5, 54.1]"</text:p>
          </table:table-cell>
          <table:table-cell office:value-type="string" calcext:value-type="string">
            <text:p>"[-4.39, -10.07, -5.51]"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"[26.56, 26.83, 4.5, 54.1]"</text:p>
          </table:table-cell>
          <table:table-cell office:value-type="string" calcext:value-type="string">
            <text:p>"[-4.39, -10.07, -5.51]"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7.1" calcext:value-type="float">
            <text:p>-7.1</text:p>
          </table:table-cell>
          <table:table-cell office:value-type="string" calcext:value-type="string">
            <text:p>"[26.56, 26.83, 4.5, 54.1]"</text:p>
          </table:table-cell>
          <table:table-cell office:value-type="string" calcext:value-type="string">
            <text:p>"[-4.39, -10.95, -5.99]"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4" calcext:value-type="float">
            <text:p>23.4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"[29.48, 1.54, 31.55, 8.02, 46.33]"</text:p>
          </table:table-cell>
          <table:table-cell office:value-type="string" calcext:value-type="string">
            <text:p>"[-8.41, -7.43, -2.83, -5.99, -0.85, -3.59]"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26.56, 27.31, 8.02, 0.78, 46.33]"</text:p>
          </table:table-cell>
          <table:table-cell office:value-type="string" calcext:value-type="string">
            <text:p>"[-4.39, -10.95, -3.96, -5.99]"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"[28.54, 0.67, 28.12, 4.5, 46.33]"</text:p>
          </table:table-cell>
          <table:table-cell office:value-type="string" calcext:value-type="string">
            <text:p>"[-8.41, -3.96, -6.59, -2.11, -4.41]"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.1" calcext:value-type="float">
            <text:p>27.1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"[26.56, 27.31, 8.02, 46.33]"</text:p>
          </table:table-cell>
          <table:table-cell office:value-type="string" calcext:value-type="string">
            <text:p>"[-4.39, -10.95, -3.96, -6.59, -0.16]"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.8" calcext:value-type="float">
            <text:p>24.8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"[28.54, 19.93, 4.5, 46.33]"</text:p>
          </table:table-cell>
          <table:table-cell office:value-type="string" calcext:value-type="string">
            <text:p>"[-4.39, -3.96, -8.54, -4.71, -4.41]"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25.22, 17.05, 3.87, 52.67]"</text:p>
          </table:table-cell>
          <table:table-cell office:value-type="string" calcext:value-type="string">
            <text:p>"[-5.23, -11.87, -8.54]"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8" calcext:value-type="float">
            <text:p>24.8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"[25.5, 17.05, 3.87, 52.67]"</text:p>
          </table:table-cell>
          <table:table-cell office:value-type="string" calcext:value-type="string">
            <text:p>"[-5.23, -11.87, -3.96, -8.54]"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 office:value-type="float" office:value="-5.3" calcext:value-type="float">
            <text:p>-5.3</text:p>
          </table:table-cell>
          <table:table-cell office:value-type="string" calcext:value-type="string">
            <text:p>"[27.07, 19.93, 8.02, 46.33]"</text:p>
          </table:table-cell>
          <table:table-cell office:value-type="string" calcext:value-type="string">
            <text:p>"[-4.39, -8.96, -7.43, -3.96, -8.54, -2.42, -1.55]"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"[28.54, 19.93, 8.72, 46.33]"</text:p>
          </table:table-cell>
          <table:table-cell office:value-type="string" calcext:value-type="string">
            <text:p>"[-4.39, -8.41, -7.43, -3.96, -8.54, -4.22, -4.41]"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-5.6" calcext:value-type="float">
            <text:p>-5.6</text:p>
          </table:table-cell>
          <table:table-cell office:value-type="string" calcext:value-type="string">
            <text:p>"[17.05, 3.87, 52.67]"</text:p>
          </table:table-cell>
          <table:table-cell office:value-type="string" calcext:value-type="string">
            <text:p>"[-4.68, -6.59]"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"[19.17, 2.92, 48.59]"</text:p>
          </table:table-cell>
          <table:table-cell office:value-type="string" calcext:value-type="string">
            <text:p>"[-10.94]"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"[19.17, 2.92, 48.59]"</text:p>
          </table:table-cell>
          <table:table-cell office:value-type="string" calcext:value-type="string">
            <text:p>"[-10.87, -3.96]"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.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"[19.93, 4.5, 46.33]"</text:p>
          </table:table-cell>
          <table:table-cell office:value-type="string" calcext:value-type="string">
            <text:p>"[-4.39, -3.96, -8.54, -1.68]"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.4" calcext:value-type="float">
            <text:p>18.4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"[27.34, 25.04, 2.92]"</text:p>
          </table:table-cell>
          <table:table-cell office:value-type="string" calcext:value-type="string">
            <text:p>"[-5.51]"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28.22, 17.05, 2.92]"</text:p>
          </table:table-cell>
          <table:table-cell office:value-type="string" calcext:value-type="string">
            <text:p>"[-5.99]"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"[19.93, 3.87, 49.84]"</text:p>
          </table:table-cell>
          <table:table-cell office:value-type="string" calcext:value-type="string">
            <text:p>"[-5.88, -10.07, -8.78, -3.96, -8.87]"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26.28, 28.12, 3.87]"</text:p>
          </table:table-cell>
          <table:table-cell office:value-type="string" calcext:value-type="string">
            <text:p>"[-4.39, -10.07, -7.43, -4.7]"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.4" calcext:value-type="float">
            <text:p>23.4</text:p>
          </table:table-cell>
          <table:table-cell office:value-type="float" office:value="-6.4" calcext:value-type="float">
            <text:p>-6.4</text:p>
          </table:table-cell>
          <table:table-cell office:value-type="string" calcext:value-type="string">
            <text:p>"[19.93, 3.87, 46.33]"</text:p>
          </table:table-cell>
          <table:table-cell office:value-type="string" calcext:value-type="string">
            <text:p>"[-5.23, -8.96, -8.78, -3.96, -8.87, -4.22, -4.8]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"[18.72, 2.57]"</text:p>
          </table:table-cell>
          <table:table-cell office:value-type="string" calcext:value-type="string">
            <text:p>"[]"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"[17.05, 2.92]"</text:p>
          </table:table-cell>
          <table:table-cell office:value-type="string" calcext:value-type="string">
            <text:p>"[]"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"[13.61, 2.57]"</text:p>
          </table:table-cell>
          <table:table-cell office:value-type="string" calcext:value-type="string">
            <text:p>"[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17.05, 4.5]"</text:p>
          </table:table-cell>
          <table:table-cell office:value-type="string" calcext:value-type="string">
            <text:p>"[-5.99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7.05, 2.92]"</text:p>
          </table:table-cell>
          <table:table-cell office:value-type="string" calcext:value-type="string">
            <text:p>"[-8.54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7.05, 2.92]"</text:p>
          </table:table-cell>
          <table:table-cell office:value-type="string" calcext:value-type="string">
            <text:p>"[-8.54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6.89, 2.92]"</text:p>
          </table:table-cell>
          <table:table-cell office:value-type="string" calcext:value-type="string">
            <text:p>"[-8.54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6.89, 2.92]"</text:p>
          </table:table-cell>
          <table:table-cell office:value-type="string" calcext:value-type="string">
            <text:p>"[-8.54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13.61, 2.57]"</text:p>
          </table:table-cell>
          <table:table-cell office:value-type="string" calcext:value-type="string">
            <text:p>"[-6.59]"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-5.6" calcext:value-type="float">
            <text:p>-5.6</text:p>
          </table:table-cell>
          <table:table-cell office:value-type="string" calcext:value-type="string">
            <text:p>"[17.05, 3.87]"</text:p>
          </table:table-cell>
          <table:table-cell office:value-type="string" calcext:value-type="string">
            <text:p>"[-4.68, -6.59]"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13.61, 2.57]"</text:p>
          </table:table-cell>
          <table:table-cell office:value-type="string" calcext:value-type="string">
            <text:p>"[-6.59]"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-8.9" calcext:value-type="float">
            <text:p>-8.9</text:p>
          </table:table-cell>
          <table:table-cell office:value-type="string" calcext:value-type="string">
            <text:p>"[13.61, 2.57]"</text:p>
          </table:table-cell>
          <table:table-cell office:value-type="string" calcext:value-type="string">
            <text:p>"[-8.87]"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3.61, 2.92]"</text:p>
          </table:table-cell>
          <table:table-cell office:value-type="string" calcext:value-type="string">
            <text:p>"[-8.54]"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3.61, 1.39]"</text:p>
          </table:table-cell>
          <table:table-cell office:value-type="string" calcext:value-type="string">
            <text:p>"[-8.5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3.61, 1.39]"</text:p>
          </table:table-cell>
          <table:table-cell office:value-type="string" calcext:value-type="string">
            <text:p>"[-8.5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3.61, 1.39]"</text:p>
          </table:table-cell>
          <table:table-cell office:value-type="string" calcext:value-type="string">
            <text:p>"[-8.5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"[10.16]"</text:p>
          </table:table-cell>
          <table:table-cell office:value-type="string" calcext:value-type="string">
            <text:p>"[-4.48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3.61, 0.74]"</text:p>
          </table:table-cell>
          <table:table-cell office:value-type="string" calcext:value-type="string">
            <text:p>"[-8.5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" calcext:value-type="float">
            <text:p>13.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"[13.61]"</text:p>
          </table:table-cell>
          <table:table-cell office:value-type="string" calcext:value-type="string">
            <text:p>"[-1.41, -8.54]"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"[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5.24]"</text:p>
          </table:table-cell>
          <table:table-cell office:value-type="string" calcext:value-type="string">
            <text:p>"[-6.51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5.24]"</text:p>
          </table:table-cell>
          <table:table-cell office:value-type="string" calcext:value-type="string">
            <text:p>"[-6.51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5.24]"</text:p>
          </table:table-cell>
          <table:table-cell office:value-type="string" calcext:value-type="string">
            <text:p>"[-6.51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5.24]"</text:p>
          </table:table-cell>
          <table:table-cell office:value-type="string" calcext:value-type="string">
            <text:p>"[-6.51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"[3.57]"</text:p>
          </table:table-cell>
          <table:table-cell office:value-type="string" calcext:value-type="string">
            <text:p>"[-7.34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1.22]"</text:p>
          </table:table-cell>
          <table:table-cell office:value-type="string" calcext:value-type="string">
            <text:p>"[-6.51]"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0.38, -6.51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0.38, -6.51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6.51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0.38, -6.51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6.51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9" calcext:value-type="float">
            <text:p>-7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88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9" calcext:value-type="float">
            <text:p>-7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88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49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5" calcext:value-type="float">
            <text:p>-7.5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49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.3" calcext:value-type="float">
            <text:p>-7.3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7.3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8" calcext:value-type="float">
            <text:p>-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8.03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2.37, -6.51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0.82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0.91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0.91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1" calcext:value-type="float">
            <text:p>-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1.71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1" calcext:value-type="float">
            <text:p>-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1.71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" calcext:value-type="float">
            <text:p>-12.2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2.22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.4" calcext:value-type="float">
            <text:p>-6.4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.13, -11.71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" calcext:value-type="float">
            <text:p>-14.9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4.8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" calcext:value-type="float">
            <text:p>-15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83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" calcext:value-type="float">
            <text:p>-15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83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" calcext:value-type="float">
            <text:p>-15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83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371" calcext:value-type="float">
            <text:p>371</text:p>
          </table:table-cell>
          <table:table-cell office:value-type="float" office:value="-15" calcext:value-type="float">
            <text:p>-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" calcext:value-type="float">
            <text:p>-15.8</text:p>
          </table:table-cell>
          <table:table-cell office:value-type="string" calcext:value-type="string">
            <text:p>"[]"</text:p>
          </table:table-cell>
          <table:table-cell office:value-type="string" calcext:value-type="string">
            <text:p>"[-15.83]"</text:p>
          </table:table-cell>
          <table:table-cell office:value-type="float" office:value="-1.3" calcext:value-type="float">
            <text:p>-1.3</text:p>
          </table:table-cell>
        </table:table-row>
      </table:table>
      <table:named-expressions/>
      <table:database-ranges>
        <table:database-range table:name="__Anonymous_Sheet_DB__0" table:target-range-address="backtest_result_on_period3_btc_4h.A1:backtest_result_on_period3_btc_4h.M10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2:34:23.757000000</dc:date>
    <meta:editing-duration>PT39M5S</meta:editing-duration>
    <meta:editing-cycles>1</meta:editing-cycles>
    <meta:document-statistic meta:table-count="1" meta:cell-count="1249" meta:object-count="0"/>
    <meta:generator>LibreOffice/7.5.2.2$Windows_X86_64 LibreOffice_project/53bb9681a964705cf672590721dbc85eb4d0c3a2</meta:generator>
  </office:meta>
</office:document-meta>
</file>